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15cm" fo:min-width="9.8cm"/>
    </style:style>
    <style:style style:name="gr2" style:family="graphic" style:parent-style-name="standard">
      <style:graphic-properties draw:textarea-horizontal-align="justify" draw:textarea-vertical-align="middle" draw:auto-grow-height="false" fo:min-height="3.4cm" fo:min-width="5.55cm"/>
    </style:style>
    <style:style style:name="gr3" style:family="graphic" style:parent-style-name="standard">
      <style:graphic-properties draw:textarea-horizontal-align="justify" draw:textarea-vertical-align="middle" draw:auto-grow-height="false" fo:min-height="8.15cm" fo:min-width="11.4cm"/>
    </style:style>
    <style:style style:name="gr4" style:family="graphic" style:parent-style-name="standard">
      <style:graphic-properties draw:textarea-horizontal-align="justify" draw:textarea-vertical-align="middle" draw:auto-grow-height="false" fo:min-height="6.55cm" fo:min-width="12.1cm"/>
    </style:style>
    <style:style style:name="gr5" style:family="graphic" style:parent-style-name="objectwithoutfill">
      <style:graphic-properties svg:stroke-width="0.106cm" draw:marker-start="Arrow" draw:marker-start-width="0.359cm" draw:marker-end="Dimension_20_Lines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212cm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2.438cm" fo:min-width="3.602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73cm" fo:min-width="3.602cm"/>
    </style:style>
    <style:style style:name="gr11" style:family="graphic" style:parent-style-name="standard">
      <style:graphic-properties draw:textarea-horizontal-align="justify" draw:textarea-vertical-align="middle" draw:auto-grow-height="false" fo:min-height="2.65cm" fo:min-width="13.07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text-align="center"/>
      <style:text-properties fo:font-size="36pt" style:font-size-asian="36pt" style:font-size-complex="36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10.3cm" svg:height="6.4cm" svg:x="83cm" svg:y="33.3cm">
          <text:p text:style-name="P1"><text:span text:style-name="T1">U</text:span><text:span text:style-name="T1">T</text:span><text:span text:style-name="T1">E</text:span><text:span text:style-name="T1">N</text:span><text:span text:style-name="T1">T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5" draw:id="id15" draw:layer="layout" svg:width="12.1cm" svg:height="7.3cm" svg:x="23.9cm" svg:y="55.1cm">
          <text:p text:style-name="P3"><text:span text:style-name="T2">APPARTI</text:span><text:span text:style-name="T2">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13" draw:id="id13" draw:layer="layout" svg:width="11.9cm" svg:height="8.4cm" svg:x="2.7cm" svg:y="48.4cm">
          <text:p text:style-name="P1"><text:span text:style-name="T1">GESTORE</text:span></text:p>
          <text:p text:style-name="P1"><text:span text:style-name="T1">DEL</text:span></text:p>
          <text:p text:style-name="P1"><text:span text:style-name="T1">SERVIZI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0.3cm" svg:height="6.4cm" svg:x="39.9cm" svg:y="68.2cm">
          <text:p text:style-name="P1"><text:span text:style-name="T1">CATEGOR</text:span><text:span text:style-name="T1">I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4" draw:id="id14" draw:layer="layout" svg:width="12.1cm" svg:height="7.3cm" svg:x="2.4cm" svg:y="66.6cm">
          <text:p text:style-name="P3"><text:span text:style-name="T2">CRE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2" draw:id="id2" draw:layer="layout" svg:width="12.6cm" svg:height="6.8cm" svg:x="81.9cm" svg:y="47.7cm">
          <text:p text:style-name="P1"><text:span text:style-name="T1">UTENTE CON</text:span></text:p>
          <text:p text:style-name="P1"><text:span text:style-name="T1">CARTA DI</text:span></text:p>
          <text:p text:style-name="P1"><text:span text:style-name="T1">CREDI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xml:id="id11" draw:id="id11" draw:layer="layout" draw:type="line" svg:x1="88.15cm" svg:y1="33.3cm" svg:x2="88.15cm" svg:y2="33.3cm" draw:start-shape="id1" draw:end-shape="id1" svg:d="M88150 33300z" svg:viewBox="0 0 1 1">
          <text:p/>
        </draw:connector>
        <draw:connector draw:style-name="gr6" draw:text-style-name="P4" draw:layer="layout" draw:type="line" svg:x1="88.2cm" svg:y1="47.7cm" svg:x2="88.15cm" svg:y2="39.7cm" draw:start-shape="id2" draw:end-shape="id1" draw:end-glue-point="2" svg:d="M88200 47700l-50-8000" svg:viewBox="0 0 51 8001">
          <text:p/>
        </draw:connector>
        <draw:custom-shape draw:style-name="gr2" draw:text-style-name="P3" xml:id="id3" draw:id="id3" draw:layer="layout" svg:width="12.1cm" svg:height="7.3cm" svg:x="82.3cm" svg:y="67cm">
          <text:p text:style-name="P3"><text:span text:style-name="T2">SELEZION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draw:type="line" svg:x1="88.2cm" svg:y1="54.5cm" svg:x2="88.35cm" svg:y2="67cm" draw:start-shape="id2" draw:start-glue-point="2" draw:end-shape="id3" draw:end-glue-point="4" svg:d="M88200 54500l150 12500" svg:viewBox="0 0 151 12501">
          <text:p/>
        </draw:connector>
        <draw:connector draw:style-name="gr7" draw:text-style-name="P4" draw:layer="layout" draw:type="line" svg:x1="82.3cm" svg:y1="70.65cm" svg:x2="50.2cm" svg:y2="71.4cm" draw:start-shape="id3" draw:end-shape="id4" svg:d="M82300 70650l-32100 750" svg:viewBox="0 0 32101 751">
          <text:p/>
        </draw:connector>
        <draw:custom-shape draw:style-name="gr2" draw:text-style-name="P3" xml:id="id9" draw:id="id9" draw:layer="layout" svg:width="12.1cm" svg:height="7.3cm" svg:x="57cm" svg:y="43.6cm">
          <text:p text:style-name="P3"><text:span text:style-name="T2">INSERISC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5" draw:id="id5" draw:layer="layout" svg:width="12.1cm" svg:height="7.3cm" svg:x="57.3cm" svg:y="34.8cm">
          <text:p text:style-name="P3"><text:span text:style-name="T2">LEGG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draw:type="line" svg:x1="69.4cm" svg:y1="38.45cm" svg:x2="83cm" svg:y2="36.5cm" draw:start-shape="id5" draw:end-shape="id1" svg:d="M69400 38450l13600-1950" svg:viewBox="0 0 13601 1951">
          <text:p/>
        </draw:connector>
        <draw:connector draw:style-name="gr7" draw:text-style-name="P4" draw:layer="layout" draw:type="line" svg:x1="57.3cm" svg:y1="38.45cm" svg:x2="48.8cm" svg:y2="36.15cm" draw:start-shape="id5" draw:end-shape="id6" draw:end-glue-point="10" svg:d="M57300 38450l-8500-2300" svg:viewBox="0 0 8501 2301">
          <text:p/>
        </draw:connector>
        <draw:custom-shape draw:style-name="gr8" draw:text-style-name="P1" xml:id="id7" draw:id="id7" draw:layer="layout" svg:width="5.8cm" svg:height="3.8cm" svg:x="60.4cm" svg:y="29.6cm">
          <text:p text:style-name="P1"><text:span text:style-name="T2">SEGUI</text:span></text:p>
          <text:p text:style-name="P1"><text:span text:style-name="T2">0-1</text:span>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63.3cm" svg:y1="33.4cm" svg:x2="63.35cm" svg:y2="34.8cm" draw:start-shape="id7" draw:end-shape="id5" svg:d="M63300 33400l50 1400" svg:viewBox="0 0 51 1401">
          <text:p/>
        </draw:connector>
        <draw:custom-shape draw:style-name="gr2" draw:text-style-name="P3" xml:id="id8" draw:id="id8" draw:layer="layout" svg:width="12.1cm" svg:height="7.3cm" svg:x="98.2cm" svg:y="39.4cm">
          <text:p text:style-name="P3"><text:span text:style-name="T2">SCRIVI</text:span></text:p>
          <text:p text:style-name="P3"><text:span text:style-name="T2">MESSAGGI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93.3cm" svg:y1="36.5cm" svg:x2="104.25cm" svg:y2="39.4cm" draw:start-shape="id1" draw:end-shape="id8" draw:end-glue-point="4" svg:d="M93300 36500h10950v2900" svg:viewBox="0 0 10951 2901">
          <text:p/>
        </draw:connector>
        <draw:connector draw:style-name="gr9" draw:text-style-name="P1" draw:layer="layout" svg:x1="94.5cm" svg:y1="51.1cm" svg:x2="104.25cm" svg:y2="46.7cm" draw:start-shape="id2" draw:end-shape="id8" draw:end-glue-point="6" svg:d="M94500 51100h9750v-4400" svg:viewBox="0 0 9751 4401">
          <text:p/>
        </draw:connector>
        <draw:connector draw:style-name="gr7" draw:text-style-name="P4" draw:layer="layout" draw:type="line" svg:x1="81.9cm" svg:y1="51.1cm" svg:x2="69.1cm" svg:y2="47.25cm" draw:start-shape="id2" draw:end-shape="id9" svg:d="M81900 51100l-12800-3850" svg:viewBox="0 0 12801 3851">
          <text:p/>
        </draw:connector>
        <draw:custom-shape draw:style-name="gr2" draw:text-style-name="P3" xml:id="id10" draw:id="id10" draw:layer="layout" svg:width="12.1cm" svg:height="7.3cm" svg:x="56.6cm" svg:y="20.7cm">
          <text:p text:style-name="P3"><text:span text:style-name="T2">COMMEN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draw:line-skew="9.1cm" svg:x1="68.7cm" svg:y1="24.35cm" svg:x2="88.15cm" svg:y2="33.3cm" draw:start-shape="id10" draw:start-glue-point="7" draw:end-shape="id11" draw:end-glue-point="0" svg:d="M68700 24350h18800v8950h650" svg:viewBox="0 0 19451 8951">
          <text:p/>
        </draw:connector>
        <draw:connector draw:style-name="gr9" draw:text-style-name="P1" draw:layer="layout" svg:x1="56.6cm" svg:y1="24.35cm" svg:x2="39.2cm" svg:y2="34.1cm" draw:start-shape="id10" draw:start-glue-point="5" draw:end-shape="id6" draw:end-glue-point="4" svg:d="M56600 24350h-17400v9750" svg:viewBox="0 0 17401 9751">
          <text:p/>
        </draw:connector>
        <draw:custom-shape draw:style-name="gr10" draw:text-style-name="P1" xml:id="id12" draw:id="id12" draw:layer="layout" svg:width="5.8cm" svg:height="2.8cm" svg:x="59.7cm" svg:y="16.9cm">
          <text:p text:style-name="P1"><text:span text:style-name="T2">DATA</text:span>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62.6cm" svg:y1="19.7cm" svg:x2="62.65cm" svg:y2="20.7cm" draw:start-shape="id12" draw:start-glue-point="8" draw:end-shape="id10" svg:d="M62600 19700l50 1000" svg:viewBox="0 0 51 1001">
          <text:p/>
        </draw:connector>
        <draw:connector draw:style-name="gr7" draw:text-style-name="P4" draw:layer="layout" draw:type="line" svg:x1="8.65cm" svg:y1="56.8cm" svg:x2="8.45cm" svg:y2="66.6cm" draw:start-shape="id13" draw:end-shape="id14" draw:end-glue-point="4" svg:d="M8650 56800l-200 9800" svg:viewBox="0 0 201 9801">
          <text:p/>
        </draw:connector>
        <draw:connector draw:style-name="gr7" draw:text-style-name="P4" draw:layer="layout" draw:type="line" svg:x1="14.5cm" svg:y1="70.25cm" svg:x2="39.9cm" svg:y2="71.4cm" draw:start-shape="id14" draw:end-shape="id4" svg:d="M14500 70250l25400 1150" svg:viewBox="0 0 25401 1151">
          <text:p/>
        </draw:connector>
        <draw:connector draw:style-name="gr9" draw:text-style-name="P1" draw:layer="layout" svg:x1="57cm" svg:y1="47.25cm" svg:x2="45.989cm" svg:y2="37.6cm" draw:start-shape="id9" draw:start-glue-point="5" draw:end-shape="id6" draw:end-glue-point="9" svg:d="M57000 47250h-11011v-9650" svg:viewBox="0 0 11012 9651">
          <text:p/>
        </draw:connector>
        <draw:connector draw:style-name="gr9" draw:text-style-name="P1" draw:layer="layout" svg:x1="32.411cm" svg:y1="37.6cm" svg:x2="29.95cm" svg:y2="55.1cm" draw:start-shape="id6" draw:start-glue-point="7" draw:end-shape="id15" draw:end-glue-point="4" svg:d="M32411 37600v9050h-2461v8450" svg:viewBox="0 0 2462 17501">
          <text:p/>
        </draw:connector>
        <draw:connector draw:style-name="gr9" draw:text-style-name="P1" draw:layer="layout" svg:x1="36cm" svg:y1="58.75cm" svg:x2="45.05cm" svg:y2="68.2cm" draw:start-shape="id15" draw:start-glue-point="7" draw:end-shape="id4" draw:end-glue-point="0" svg:d="M36000 58750h9050v9450" svg:viewBox="0 0 9051 9451">
          <text:p/>
        </draw:connector>
        <draw:custom-shape draw:style-name="gr2" draw:text-style-name="P3" xml:id="id16" draw:id="id16" draw:layer="layout" svg:width="12.1cm" svg:height="7.3cm" svg:x="57.4cm" svg:y="53.3cm">
          <text:p text:style-name="P3"><text:span text:style-name="T2">ELIMIN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57.4cm" svg:y1="56.95cm" svg:x2="39.2cm" svg:y2="38.2cm" draw:start-shape="id16" draw:start-glue-point="5" draw:end-shape="id6" draw:end-glue-point="8" svg:d="M57400 56950h-18200v-18750" svg:viewBox="0 0 18201 18751">
          <text:p/>
        </draw:connector>
        <draw:custom-shape draw:style-name="gr11" draw:text-style-name="P1" xml:id="id6" draw:id="id6" draw:layer="layout" svg:width="19.2cm" svg:height="4.1cm" svg:x="29.6cm" svg:y="34.1cm">
          <text:p text:style-name="P1"><text:span text:style-name="T1">ANNUNC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69.5cm" svg:y1="56.95cm" svg:x2="81.9cm" svg:y2="51.1cm" draw:start-shape="id16" draw:start-glue-point="7" draw:end-shape="id2" svg:d="M69500 56950h6201v-5850h6199" svg:viewBox="0 0 12401 5851">
          <text:p/>
        </draw:connector>
        <draw:custom-shape draw:style-name="gr10" draw:text-style-name="P1" xml:id="id17" draw:id="id17" draw:layer="layout" svg:width="5.8cm" svg:height="2.8cm" svg:x="22.3cm" svg:y="34cm">
          <text:p text:style-name="P1"><text:span text:style-name="T2">STATO</text:span>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28.1cm" svg:y1="35.4cm" svg:x2="29.6cm" svg:y2="36.15cm" draw:start-shape="id17" draw:end-shape="id6" draw:end-glue-point="6" svg:d="M28100 35400l1500 750" svg:viewBox="0 0 1501 751">
          <text:p/>
        </draw:connector>
        <draw:custom-shape draw:style-name="gr1" draw:text-style-name="P2" xml:id="id19" draw:id="id19" draw:layer="layout" svg:width="10.3cm" svg:height="6.4cm" svg:x="74.1cm" svg:y="8.8cm">
          <text:p text:style-name="P1"><text:span text:style-name="T1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0" draw:id="id20" draw:layer="layout" svg:width="12.1cm" svg:height="7.3cm" svg:x="40.3cm" svg:y="8.2cm">
          <text:p text:style-name="P3"><text:span text:style-name="T2">CON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18" draw:id="id18" draw:layer="layout" svg:width="12.1cm" svg:height="7.3cm" svg:x="94.6cm" svg:y="8.3cm">
          <text:p text:style-name="P3"><text:span text:style-name="T2">VED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draw:type="line" svg:x1="93.3cm" svg:y1="36.5cm" svg:x2="100.65cm" svg:y2="15.6cm" draw:start-shape="id1" draw:end-shape="id18" draw:end-glue-point="6" svg:d="M93300 36500l7350-20900" svg:viewBox="0 0 7351 20901">
          <text:p/>
        </draw:connector>
        <draw:connector draw:style-name="gr7" draw:text-style-name="P4" draw:layer="layout" draw:type="line" svg:x1="94.6cm" svg:y1="11.95cm" svg:x2="84.4cm" svg:y2="12cm" draw:start-shape="id18" draw:end-shape="id19" svg:d="M94600 11950l-10200 50" svg:viewBox="0 0 10201 51">
          <text:p/>
        </draw:connector>
        <draw:connector draw:style-name="gr7" draw:text-style-name="P4" draw:layer="layout" draw:type="line" svg:x1="74.1cm" svg:y1="12cm" svg:x2="52.4cm" svg:y2="11.85cm" draw:start-shape="id19" draw:end-shape="id20" svg:d="M74100 12000l-21700-150" svg:viewBox="0 0 21701 151">
          <text:p/>
        </draw:connector>
        <draw:connector draw:style-name="gr7" draw:text-style-name="P4" draw:layer="layout" draw:type="line" svg:x1="46.35cm" svg:y1="15.5cm" svg:x2="45.989cm" svg:y2="34.7cm" draw:start-shape="id20" draw:end-shape="id6" draw:end-glue-point="11" svg:d="M46350 15500l-361 19200" svg:viewBox="0 0 362 19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3T23:13:12.661376925</meta:creation-date>
    <dc:date>2020-11-14T00:29:47.136224600</dc:date>
    <meta:editing-duration>PT4M40S</meta:editing-duration>
    <meta:editing-cycles>1</meta:editing-cycles>
    <meta:generator>LibreOffice/6.1.5.2$Linux_X86_64 LibreOffice_project/10$Build-2</meta:generator>
    <meta:document-statistic meta:object-count="44"/>
  </office:meta>
</office:document-meta>
</file>